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AddressDao.deleteAddress( int addressId , String us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byAddressDao.getUserAddresses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rbyAddressDao.updateAddress( Address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byAddressDao.checkAddressExists( int addressId , String us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rbyAddressDao.insertAddress( Address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rbyAddressDao.getAddress( in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